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>
      <style:text-properties style:text-underline-style="none" officeooo:rsid="00039543" officeooo:paragraph-rsid="00039543"/>
    </style:style>
    <style:style style:name="P3" style:family="paragraph" style:parent-style-name="Text_20_body" style:list-style-name="L1">
      <style:text-properties style:text-underline-style="none" officeooo:rsid="00051c8d" officeooo:paragraph-rsid="00051c8d"/>
    </style:style>
    <style:style style:name="P4" style:family="paragraph" style:parent-style-name="Text_20_body" style:list-style-name="L1">
      <style:text-properties style:text-underline-style="none" officeooo:rsid="004fa038" officeooo:paragraph-rsid="004fa038"/>
    </style:style>
    <style:style style:name="P5" style:family="paragraph" style:parent-style-name="Text_20_body" style:list-style-name="L1">
      <style:text-properties style:text-underline-style="none" officeooo:rsid="00568f1b" officeooo:paragraph-rsid="00568f1b"/>
    </style:style>
    <style:style style:name="P6" style:family="paragraph" style:parent-style-name="Text_20_body" style:list-style-name="L1">
      <style:text-properties style:text-underline-style="none" officeooo:rsid="006f89b1" officeooo:paragraph-rsid="006f89b1"/>
    </style:style>
    <style:style style:name="T1" style:family="text">
      <style:text-properties officeooo:rsid="00039543"/>
    </style:style>
    <style:style style:name="T2" style:family="text">
      <style:text-properties officeooo:rsid="0031c6c8"/>
    </style:style>
    <style:style style:name="T3" style:family="text">
      <style:text-properties officeooo:rsid="005605c2"/>
    </style:style>
    <style:style style:name="T4" style:family="text">
      <style:text-properties officeooo:rsid="00568f1b"/>
    </style:style>
    <style:style style:name="T5" style:family="text">
      <style:text-properties officeooo:rsid="005b244b"/>
    </style:style>
    <style:style style:name="T6" style:family="text">
      <style:text-properties officeooo:rsid="006f89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<text:span text:style-name="T1">G 10.2 – Observing forced oscillations</text:span></text:p>
      <text:list xml:id="list1848300101" text:style-name="L1">
        <text:list-item>
          <text:p text:style-name="P2">Aim:</text:p>
          <text:list>
            <text:list-item>
              <text:p text:style-name="P2">To observe forced oscillations</text:p>
            </text:list-item>
          </text:list>
        </text:list-item>
        <text:list-item>
          <text:p text:style-name="P2">Equipment:</text:p>
          <text:list>
            <text:list-item>
              <text:p text:style-name="P2">Bare hacksaw blade</text:p>
            </text:list-item>
            <text:list-item>
              <text:p text:style-name="P2">Heavy base clamp</text:p>
            </text:list-item>
            <text:list-item>
              <text:p text:style-name="P2">Small piece of wood</text:p>
            </text:list-item>
            <text:list-item>
              <text:p text:style-name="P2">Clamp stand</text:p>
            </text:list-item>
            <text:list-item>
              <text:p text:style-name="P2">Vibration generator</text:p>
            </text:list-item>
            <text:list-item>
              <text:p text:style-name="P2">Signal generator</text:p>
            </text:list-item>
            <text:list-item>
              <text:p text:style-name="P2">1 m ruler</text:p>
            </text:list-item>
            <text:list-item>
              <text:p text:style-name="P2">Short piece of wire</text:p>
            </text:list-item>
            <text:list-item>
              <text:p text:style-name="P2">2 leads</text:p>
            </text:list-item>
          </text:list>
        </text:list-item>
        <text:list-item>
          <text:p text:style-name="P2">Steps:</text:p>
          <text:list>
            <text:list-item>
              <text:p text:style-name="P2">Put the bare hacksaw blade in the base clamp</text:p>
            </text:list-item>
            <text:list-item>
              <text:p text:style-name="P2">Estimate its natural frequency</text:p>
            </text:list-item>
            <text:list-item>
              <text:p text:style-name="P3">Place the vibration generator on its side so it will oscillate horizontally</text:p>
            </text:list-item>
            <text:list-item>
              <text:p text:style-name="P3">Connect it to the 6 ohm connections on the signal generator</text:p>
            </text:list-item>
            <text:list-item>
              <text:p text:style-name="P3">Slip one end of the wire through the nut on the vibration generator and twist it to secure it and wrap the other end around the hacksaw blade</text:p>
            </text:list-item>
            <text:list-item>
              <text:p text:style-name="P3">Fix the ruler horizontally level with the top of the hacksaw blade <text:span text:style-name="T2">and take note of its mark on the ruler when at rest</text:span></text:p>
            </text:list-item>
            <text:list-item>
              <text:p text:style-name="P4">Set the frequency on <text:span text:style-name="T3">1 Hz and measure the</text:span><text:span text:style-name="T4">n record</text:span><text:span text:style-name="T3"> </text:span><text:span text:style-name="T6">the </text:span><text:span text:style-name="T3">amplitude</text:span></text:p>
            </text:list-item>
            <text:list-item>
              <text:p text:style-name="P5">Increase frequency by 1 Hz and measure <text:span text:style-name="T5">then record </text:span><text:span text:style-name="T6">the </text:span>amplitude</text:p>
            </text:list-item>
            <text:list-item>
              <text:p text:style-name="P6">Repeat step 8 till you reach 10 Hz</text:p>
            </text:list-item>
            <text:list-item>
              <text:p text:style-name="P6"><text:s/>Increase frequency by 5 Hz and <text:span text:style-name="T4">measure </text:span><text:span text:style-name="T5">then record </text:span>the <text:span text:style-name="T4">amplitude</text:span></text:p>
            </text:list-item>
            <text:list-item>
              <text:p text:style-name="P6"><text:s/>Repeat step 10 till you reach 50 Hz</text:p>
            </text:list-item>
            <text:list-item>
              <text:p text:style-name="P6"><text:s/>Plot a graph of Frequency in Hz (x-axis) against amplitude in cm (y-axis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0:49:29.271324956</meta:creation-date>
    <dc:date>2021-10-12T18:25:27.904626949</dc:date>
    <meta:editing-duration>PT27M17S</meta:editing-duration>
    <meta:editing-cycles>14</meta:editing-cycles>
    <meta:generator>LibreOffice/7.2.1.2$Linux_X86_64 LibreOffice_project/20$Build-2</meta:generator>
    <meta:document-statistic meta:table-count="0" meta:image-count="0" meta:object-count="0" meta:page-count="1" meta:paragraph-count="26" meta:word-count="213" meta:character-count="1077" meta:non-whitespace-character-count="911"/>
  </office:meta>
</office:document-meta>
</file>